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13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69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1.157cm" fo:break-before="auto" style:use-optimal-row-height="false"/>
    </style:style>
    <style:style style:name="ro6" style:family="table-row">
      <style:table-row-properties style:row-height="1.499cm" fo:break-before="auto" style:use-optimal-row-height="false"/>
    </style:style>
    <style:style style:name="ro7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ext-properties fo:color="#729fcf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ext-properties fo:color="#729fcf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10d0c" loext:opacity="100%" fo:font-weight="bold" style:font-weight-asian="bold" style:font-weight-complex="bold"/>
    </style:style>
    <style:style style:name="T7" style:family="text">
      <style:text-properties fo:color="#069a2e" loext:opacity="100%" fo:font-weight="bold" style:font-weight-asian="bold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f10d0c" fo:font-weight="bold" style:font-weight-asian="bold" style:font-weight-complex="bold"/>
    </style:style>
    <style:style style:name="T11" style:family="text">
      <style:text-properties fo:color="#069a2e" fo:font-weight="bold" style:font-weight-asian="bold" style:font-weight-complex="bold"/>
    </style:style>
    <style:style style:name="T12" style:family="text">
      <style:text-properties fo:color="#c9211e" fo:font-weight="bold" style:font-weight-asian="bold" style:font-weight-complex="bold"/>
    </style:style>
    <style:style style:name="T13" style:family="text">
      <style:text-properties fo:color="#3faf4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1" table:default-cell-style-name="Default"/>
        <table:table-column table:style-name="co2" table:number-columns-repeated="3" table:default-cell-style-name="ce26"/>
        <table:table-column table:style-name="co3" table:number-columns-repeated="1020" table:default-cell-style-name="Default"/>
        <table:table-row table:style-name="ro1">
          <table:table-cell table:style-name="ce16" office:value-type="string" calcext:value-type="string">
            <text:p>HB-UNI-SEN-BATT_FUEL4EP</text:p>
          </table:table-cell>
          <table:table-cell table:style-name="ce23"/>
          <table:table-cell table:number-columns-repeated="1022"/>
        </table:table-row>
        <table:table-row table:style-name="ro2">
          <table:table-cell office:value-type="string" calcext:value-type="string">
            <text:p>minimum PCB version</text:p>
          </table:table-cell>
          <table:table-cell table:style-name="ce24" office:value-type="string" calcext:value-type="string">
            <text:p>1.5</text:p>
          </table:table-cell>
          <table:table-cell table:number-columns-repeated="1022"/>
        </table:table-row>
        <table:table-row table:style-name="ro2">
          <table:table-cell/>
          <table:table-cell table:style-name="ce25"/>
          <table:table-cell table:number-columns-repeated="1022"/>
        </table:table-row>
        <table:table-row table:style-name="ro1">
          <table:table-cell table:style-name="ce17" office:value-type="string" calcext:value-type="string">
            <text:p>JP1 jumper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reverse battery protection Q1, R3</text:p>
          </table:table-cell>
          <table:table-cell table:style-name="ce27" office:value-type="string" calcext:value-type="string">
            <text:p>JP1</text:p>
            <text:p>no reverse battery protect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everse battery protection Q1, R3 is assembled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9" office:value-type="string" calcext:value-type="string">
            <text:p><text:span text:style-name="T9">reverse battery protection Q1, R3 </text:span>is <text:span text:style-name="T10">not</text:span> assembled</text:p>
          </table:table-cell>
          <table:table-cell table:style-name="ce28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17" office:value-type="string" calcext:value-type="string">
            <text:p>JP2, JP3, and JP5 jumper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8" office:value-type="string" calcext:value-type="string">
            <text:p>Arduino <text:s/>module type</text:p>
          </table:table-cell>
          <table:table-cell table:style-name="ce27" office:value-type="string" calcext:value-type="string">
            <text:p>JP2</text:p>
            <text:p>battery supply</text:p>
          </table:table-cell>
          <table:table-cell table:style-name="ce27" office:value-type="string" calcext:value-type="string">
            <text:p>JP3</text:p>
            <text:p>internal boost</text:p>
          </table:table-cell>
          <table:table-cell table:style-name="ce27" office:value-type="string" calcext:value-type="string">
            <text:p>JP5</text:p>
            <text:p>battery voltage measurement</text:p>
          </table:table-cell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Arduino Pro Mini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Tindie Pro Mini XL - v2 - ATmega 1284p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HB_Pro_Mini_ATMEGA1284P_FUEL4EP</text:p>
            <text:p><text:span text:style-name="T11">with</text:span> assembled boost converter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HB_Pro_Mini_ATMEGA1284P_FUEL4EP</text:p>
            <text:p><text:span text:style-name="T10">without</text:span> assembled boost converter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1" table:number-columns-repeated="1020"/>
        </table:table-row>
        <table:table-row table:style-name="ro2">
          <table:table-cell table:style-name="ce21"/>
          <table:table-cell table:number-columns-repeated="1023"/>
        </table:table-row>
        <table:table-row table:style-name="ro1">
          <table:table-cell table:style-name="ce17" office:value-type="string" calcext:value-type="string">
            <text:p>JP4 jumper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use of battery BT2</text:p>
          </table:table-cell>
          <table:table-cell table:style-name="ce27" office:value-type="string" calcext:value-type="string">
            <text:p>JP4</text:p>
            <text:p>no BT2 batter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ttery BT2 is used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9" office:value-type="string" calcext:value-type="string">
            <text:p>battery BT2 is <text:span text:style-name="T10">not</text:span> used (and must <text:span text:style-name="T12">not</text:span> inserted)</text:p>
          </table:table-cell>
          <table:table-cell table:style-name="ce19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>
            <text:p>jumper settings for an external boo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boost converter</text:p>
          </table:table-cell>
          <table:table-cell table:style-name="ce27" office:value-type="string" calcext:value-type="string">
            <text:p>JP2</text:p>
            <text:p>battery supply</text:p>
          </table:table-cell>
          <table:table-cell table:style-name="ce27" office:value-type="string" calcext:value-type="string">
            <text:p>JP3</text:p>
            <text:p>internal boost</text:p>
          </table:table-cell>
          <table:table-cell table:style-name="ce27" office:value-type="string" calcext:value-type="string">
            <text:p>JP5</text:p>
            <text:p>battery voltage measurement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xternal boost connected to J10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>
            <text:p>Legend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2" office:value-type="string" calcext:value-type="string">
            <text:p>x</text:p>
          </table:table-cell>
          <table:table-cell table:style-name="ce30" office:value-type="string" calcext:value-type="string">
            <text:p>bridge jumper by lead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utsch" table:style-name="ta1">
        <table:table-column table:style-name="co4" table:default-cell-style-name="Default"/>
        <table:table-column table:style-name="co2" table:number-columns-repeated="3" table:default-cell-style-name="ce26"/>
        <table:table-column table:style-name="co3" table:number-columns-repeated="1020" table:default-cell-style-name="Default"/>
        <table:table-row table:style-name="ro1">
          <table:table-cell table:style-name="ce16" office:value-type="string" calcext:value-type="string">
            <text:p>HB-UNI-SEN-BATT_FUEL4E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male <text:s/>PCB Version</text:p>
          </table:table-cell>
          <table:table-cell table:style-name="ce24" office:value-type="string" calcext:value-type="string">
            <text:p>1.5</text:p>
          </table:table-cell>
          <table:table-cell table:number-columns-repeated="1022"/>
        </table:table-row>
        <table:table-row table:style-name="ro2">
          <table:table-cell/>
          <table:table-cell table:style-name="ce25"/>
          <table:table-cell table:number-columns-repeated="1022"/>
        </table:table-row>
        <table:table-row table:style-name="ro1">
          <table:table-cell table:style-name="ce17" office:value-type="string" calcext:value-type="string">
            <text:p>Konfiguration der JP1 Überbrückun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Verpolungsschutz Q1, R3</text:p>
          </table:table-cell>
          <table:table-cell table:style-name="ce27" office:value-type="string" calcext:value-type="string">
            <text:p>JP1</text:p>
            <text:p>no reverse battery protect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erpolungsschutz Q1, R3 ist bestückt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9" office:value-type="string" calcext:value-type="string">
            <text:p>Verpolungsschutz Q1, R3 ist <text:span text:style-name="T12">nicht</text:span> bestückt</text:p>
          </table:table-cell>
          <table:table-cell table:style-name="ce28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17" office:value-type="string" calcext:value-type="string">
            <text:p>Konfiguration der JP2, JP3 und JP5 Überbrückung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8" office:value-type="string" calcext:value-type="string">
            <text:p>benutztes Arduino Modul</text:p>
          </table:table-cell>
          <table:table-cell table:style-name="ce27" office:value-type="string" calcext:value-type="string">
            <text:p>JP2</text:p>
            <text:p>battery supply</text:p>
          </table:table-cell>
          <table:table-cell table:style-name="ce27" office:value-type="string" calcext:value-type="string">
            <text:p>JP3</text:p>
            <text:p>internal boost</text:p>
          </table:table-cell>
          <table:table-cell table:style-name="ce27" office:value-type="string" calcext:value-type="string">
            <text:p>JP5</text:p>
            <text:p>battery voltage measurement</text:p>
          </table:table-cell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Arduino Pro Mini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Tindie Pro Mini XL - v2 - ATmega 1284p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HB_Pro_Mini_ATMEGA1284P_FUEL4EP</text:p>
            <text:p><text:span text:style-name="T13">mit</text:span> bestücktem Hochsetzsteller (boost converter)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HB_Pro_Mini_ATMEGA1284P_FUEL4EP</text:p>
            <text:p>mit <text:span text:style-name="T10">unbestücktem</text:span> Hochsetzsteller (boost converter)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1" table:number-columns-repeated="1020"/>
        </table:table-row>
        <table:table-row table:style-name="ro2">
          <table:table-cell table:style-name="ce21"/>
          <table:table-cell table:number-columns-repeated="1023"/>
        </table:table-row>
        <table:table-row table:style-name="ro1">
          <table:table-cell table:style-name="ce17" office:value-type="string" calcext:value-type="string">
            <text:p>Konfiguration der JP4 Überbrücku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Nutzung einer Batterie BT2</text:p>
          </table:table-cell>
          <table:table-cell table:style-name="ce27" office:value-type="string" calcext:value-type="string">
            <text:p>JP4</text:p>
            <text:p>no BT2 batter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tterie BT2 wird benutzt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9" office:value-type="string" calcext:value-type="string">
            <text:p>Batterie BT2 wird <text:span text:style-name="T10">nicht</text:span> benutzt (und darf <text:span text:style-name="T10">nicht</text:span> eingesteckt sein)</text:p>
          </table:table-cell>
          <table:table-cell table:style-name="ce19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>
            <text:p>Konfiguration der Überbrückungen für ein externes Aufwärtswandlermodu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46" office:value-type="string" calcext:value-type="string">
            <text:p>Aufwärtswandlermodul</text:p>
          </table:table-cell>
          <table:table-cell table:style-name="ce27" office:value-type="string" calcext:value-type="string">
            <text:p>JP2</text:p>
            <text:p>battery supply</text:p>
          </table:table-cell>
          <table:table-cell table:style-name="ce27" office:value-type="string" calcext:value-type="string">
            <text:p>JP3</text:p>
            <text:p>internal boost</text:p>
          </table:table-cell>
          <table:table-cell table:style-name="ce27" office:value-type="string" calcext:value-type="string">
            <text:p>JP5</text:p>
            <text:p>battery voltage measurement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xternes Aufwärtswandlermodul an J10 angeschlossen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9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>
            <text:p>Legend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2" office:value-type="string" calcext:value-type="string">
            <text:p>x</text:p>
          </table:table-cell>
          <table:table-cell table:style-name="ce30" office:value-type="string" calcext:value-type="string">
            <text:p>Überbrückung durch Lötzinn</text:p>
          </table:table-cell>
          <table:table-cell table:number-columns-repeated="1022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36:07.132906272</meta:creation-date>
    <dc:date>2025-02-25T11:19:40.951866277</dc:date>
    <meta:editing-duration>PT1H17M57S</meta:editing-duration>
    <meta:editing-cycles>20</meta:editing-cycles>
    <meta:generator>LibreOffice/7.3.7.2$Linux_X86_64 LibreOffice_project/30$Build-2</meta:generator>
    <meta:print-date>2025-02-24T20:24:47.176306289</meta:print-date>
    <meta:document-statistic meta:table-count="2" meta:cell-count="78" meta:object-count="0"/>
  </office:meta>
</office:document-meta>
</file>